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8.34pt"/>
    </style:style>
    <style:style style:name="co3" style:family="table-column">
      <style:table-column-properties fo:break-before="auto" style:column-width="1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866" calcext:value-type="float">
            <text:p>80866</text:p>
          </table:table-cell>
          <table:table-cell table:formula="of:=[.A2]*80+866" office:value-type="float" office:value="80866" calcext:value-type="float">
            <text:p>8086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886" calcext:value-type="float">
            <text:p>160886</text:p>
          </table:table-cell>
          <table:table-cell table:formula="of:=[.A3]*80+866" office:value-type="float" office:value="160866" calcext:value-type="float">
            <text:p>16086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0866" calcext:value-type="float">
            <text:p>240866</text:p>
          </table:table-cell>
          <table:table-cell table:formula="of:=[.A4]*80+866" office:value-type="float" office:value="240866" calcext:value-type="float">
            <text:p>24086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0866" calcext:value-type="float">
            <text:p>320866</text:p>
          </table:table-cell>
          <table:table-cell table:formula="of:=[.A5]*80+866" office:value-type="float" office:value="320866" calcext:value-type="float">
            <text:p>320866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866" calcext:value-type="float">
            <text:p>400866</text:p>
          </table:table-cell>
          <table:table-cell table:formula="of:=[.A6]*80+866" office:value-type="float" office:value="400866" calcext:value-type="float">
            <text:p>40086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80866" calcext:value-type="float">
            <text:p>480866</text:p>
          </table:table-cell>
          <table:table-cell table:formula="of:=[.A7]*80+866" office:value-type="float" office:value="480866" calcext:value-type="float">
            <text:p>480866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0866" calcext:value-type="float">
            <text:p>640866</text:p>
          </table:table-cell>
          <table:table-cell table:formula="of:=[.A8]*80+866" office:value-type="float" office:value="640866" calcext:value-type="float">
            <text:p>640866</text:p>
          </table:table-cell>
          <table:table-cell/>
        </table:table-row>
        <table:table-row table:style-name="ro1">
          <table:table-cell office:value-type="float" office:value="50000000000" calcext:value-type="float">
            <text:p>50000000000</text:p>
          </table:table-cell>
          <table:table-cell/>
          <table:table-cell table:formula="of:=[.A9]*80+866" office:value-type="float" office:value="4000000000866" calcext:value-type="float">
            <text:p>4000000000866</text:p>
          </table:table-cell>
          <table:table-cell office:value-type="float" office:value="4000000000866" calcext:value-type="float">
            <text:p>4000000000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2:00:06.422054986</meta:creation-date>
    <dc:date>2018-12-12T02:05:59.310819652</dc:date>
    <meta:editing-duration>PT5M53S</meta:editing-duration>
    <meta:editing-cycles>1</meta:editing-cycles>
    <meta:document-statistic meta:table-count="1" meta:cell-count="24" meta:object-count="0"/>
    <meta:generator>LibreOffice/6.0.6.2$Linux_X86_64 LibreOffice_project/00m0$Build-2</meta:generator>
  </office:meta>
</office:document-meta>
</file>